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434d3" officeooo:paragraph-rsid="001434d3"/>
    </style:style>
    <style:style style:name="P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3" style:family="paragraph" style:parent-style-name="Standard">
      <style:text-properties officeooo:rsid="001434d3" officeooo:paragraph-rsid="001434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k</text:p>
      <text:p text:style-name="P1">KNeighborsRegressor_train R^2 score: 0.944</text:p>
      <text:p text:style-name="P2">KNeighborsRegressor_valid R^2 score: 0.919</text:p>
      <text:p text:style-name="P2">KNeighborsRegressor_train RMSE score: 0.068</text:p>
      <text:p text:style-name="P2">KNeighborsRegressor_valid RMSE score: 0.082</text:p>
      <text:p text:style-name="P3"/>
      <text:p text:style-name="P3">5k</text:p>
      <text:p text:style-name="P1">KNeighborsRegressor_train R^2 score: 0.970</text:p>
      <text:p text:style-name="P2">KNeighborsRegressor_valid R^2 score: 0.952</text:p>
      <text:p text:style-name="P2">KNeighborsRegressor_train RMSE score: 0.050</text:p>
      <text:p text:style-name="P2">KNeighborsRegressor_valid RMSE score: 0.063</text:p>
      <text:p text:style-name="P3"/>
      <text:p text:style-name="P3">10k</text:p>
      <text:p text:style-name="P1">KNeighborsRegressor_train R^2 score: 0.975</text:p>
      <text:p text:style-name="P2">KNeighborsRegressor_valid R^2 score: 0.966</text:p>
      <text:p text:style-name="P2">KNeighborsRegressor_train RMSE score: 0.046</text:p>
      <text:p text:style-name="P2">KNeighborsRegressor_valid RMSE score: 0.053</text:p>
      <text:p text:style-name="P3"/>
      <text:p text:style-name="P3">15k</text:p>
      <text:p text:style-name="P1">KNeighborsRegressor_train R^2 score: 0.977</text:p>
      <text:p text:style-name="P2">KNeighborsRegressor_valid R^2 score: 0.970</text:p>
      <text:p text:style-name="P2">KNeighborsRegressor_train RMSE score: 0.044</text:p>
      <text:p text:style-name="P2">KNeighborsRegressor_valid RMSE score: 0.050</text:p>
      <text:p text:style-name="P3"/>
      <text:p text:style-name="P3">20k</text:p>
      <text:p text:style-name="P1">KNeighborsRegressor_train R^2 score: 0.979</text:p>
      <text:p text:style-name="P2">KNeighborsRegressor_valid R^2 score: 0.969</text:p>
      <text:p text:style-name="P2">KNeighborsRegressor_train RMSE score: 0.042</text:p>
      <text:p text:style-name="P2">KNeighborsRegressor_valid RMSE score: 0.051</text:p>
      <text:p text:style-name="P3"/>
      <text:p text:style-name="P3">25k</text:p>
      <text:p text:style-name="P1">KNeighborsRegressor_train R^2 score: 0.979</text:p>
      <text:p text:style-name="P2">KNeighborsRegressor_valid R^2 score: 0.972</text:p>
      <text:p text:style-name="P2">KNeighborsRegressor_train RMSE score: 0.042</text:p>
      <text:p text:style-name="P2">KNeighborsRegressor_valid RMSE score: 0.049</text:p>
      <text:p text:style-name="P3"/>
      <text:p text:style-name="P3">30k</text:p>
      <text:p text:style-name="P1">KNeighborsRegressor_train R^2 score: 0.980</text:p>
      <text:p text:style-name="P2">KNeighborsRegressor_valid R^2 score: 0.973</text:p>
      <text:p text:style-name="P2">KNeighborsRegressor_train RMSE score: 0.041</text:p>
      <text:p text:style-name="P2">KNeighborsRegressor_valid RMSE score: 0.048</text:p>
      <text:p text:style-name="P3"/>
      <text:p text:style-name="P3">35k</text:p>
      <text:p text:style-name="P1">KNeighborsRegressor_train R^2 score: 0.980</text:p>
      <text:p text:style-name="P2">KNeighborsRegressor_valid R^2 score: 0.974</text:p>
      <text:p text:style-name="P2">KNeighborsRegressor_train RMSE score: 0.040</text:p>
      <text:p text:style-name="P2">KNeighborsRegressor_valid RMSE score: 0.047</text:p>
      <text:p text:style-name="P3"/>
      <text:p text:style-name="P3">40k</text:p>
      <text:p text:style-name="P1">KNeighborsRegressor_train R^2 score: 0.981</text:p>
      <text:p text:style-name="P2">KNeighborsRegressor_valid R^2 score: 0.975</text:p>
      <text:p text:style-name="P2">KNeighborsRegressor_train RMSE score: 0.040</text:p>
      <text:p text:style-name="P2">KNeighborsRegressor_valid RMSE score: 0.046</text:p>
      <text:p text:style-name="P3"><text:soft-page-break/>45k</text:p>
      <text:p text:style-name="P1">KNeighborsRegressor_train R^2 score: 0.981</text:p>
      <text:p text:style-name="P2">KNeighborsRegressor_valid R^2 score: 0.976</text:p>
      <text:p text:style-name="P2">KNeighborsRegressor_train RMSE score: 0.040</text:p>
      <text:p text:style-name="P2">KNeighborsRegressor_valid RMSE score: 0.045</text:p>
      <text:p text:style-name="P3"/>
      <text:p text:style-name="P3">50k</text:p>
      <text:p text:style-name="P1">KNeighborsRegressor_train R^2 score: 0.981</text:p>
      <text:p text:style-name="P2">KNeighborsRegressor_valid R^2 score: 0.976</text:p>
      <text:p text:style-name="P2">KNeighborsRegressor_train RMSE score: 0.039</text:p>
      <text:p text:style-name="P2">KNeighborsRegressor_valid RMSE score: 0.045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3T10:59:30.171111839</meta:creation-date>
    <meta:generator>LibreOffice/6.4.7.2$Linux_X86_64 LibreOffice_project/40$Build-2</meta:generator>
    <dc:date>2023-05-23T11:03:02.859834182</dc:date>
    <meta:editing-duration>PT3M33S</meta:editing-duration>
    <meta:editing-cycles>1</meta:editing-cycles>
    <meta:print-date>2023-05-23T11:10:22.636450353</meta:print-date>
    <meta:document-statistic meta:table-count="0" meta:image-count="0" meta:object-count="0" meta:page-count="2" meta:paragraph-count="55" meta:word-count="187" meta:character-count="1901" meta:non-whitespace-character-count="1769"/>
  </office:meta>
</office:document-meta>
</file>